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2e34" officeooo:paragraph-rsid="001a2e34" style:font-size-asian="11pt" style:font-size-complex="11pt"/>
    </style:style>
    <style:style style:name="P2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color="#0000ff" fo:font-weight="bold" officeooo:rsid="002e73f9" officeooo:paragraph-rsid="001adc51" style:font-weight-asian="bold" style:font-weight-complex="bold"/>
    </style:style>
    <style:style style:name="P3" style:family="paragraph" style:parent-style-name="Standard">
      <style:paragraph-properties fo:margin-left="1in" fo:margin-right="0in" fo:text-indent="0in" style:auto-text-indent="false"/>
      <style:text-properties fo:color="#0000ff" fo:font-weight="bold" officeooo:rsid="002e73f9" officeooo:paragraph-rsid="001adc51" style:font-weight-asian="bold" style:font-weight-complex="bold"/>
    </style:style>
    <style:style style:name="P4" style:family="paragraph" style:parent-style-name="Text_20_body" style:list-style-name="L1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 officeooo:paragraph-rsid="001adc51"/>
    </style:style>
    <style:style style:name="P5" style:family="paragraph" style:parent-style-name="Text_20_body">
      <style:text-properties fo:color="#0000cc" officeooo:paragraph-rsid="001adc51"/>
    </style:style>
    <style:style style:name="P6" style:family="paragraph" style:parent-style-name="Text_20_body">
      <style:text-properties officeooo:paragraph-rsid="001adc51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color="#000000" fo:font-size="11pt" fo:font-weight="bold" officeooo:rsid="002c8b30" officeooo:paragraph-rsid="001adc51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color="#000000" fo:font-size="11pt" fo:font-weight="bold" officeooo:rsid="001adc51" officeooo:paragraph-rsid="001adc51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color="#000000" fo:font-size="22pt" fo:font-weight="bold" officeooo:rsid="0029c820" officeooo:paragraph-rsid="001adc51" style:font-size-asian="22pt" style:font-weight-asian="bold" style:font-size-complex="22pt" style:font-weight-complex="bold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 officeooo:paragraph-rsid="001adc51"/>
    </style:style>
    <style:style style:name="P11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officeooo:paragraph-rsid="001adc51"/>
    </style:style>
    <style:style style:name="P12" style:family="paragraph" style:parent-style-name="Text_20_body">
      <style:paragraph-properties fo:margin-left="1in" fo:margin-right="0in" fo:text-indent="0in" style:auto-text-indent="false"/>
      <style:text-properties fo:color="#0000cc" fo:font-weight="bold" officeooo:rsid="003066a5" officeooo:paragraph-rsid="001adc51" style:font-weight-asian="bold" style:font-weight-complex="bold"/>
    </style:style>
    <style:style style:name="P13" style:family="paragraph" style:parent-style-name="Text_20_body">
      <style:paragraph-properties fo:margin-left="1in" fo:margin-right="0in" fo:text-indent="0in" style:auto-text-indent="false"/>
      <style:text-properties fo:color="#0000cc" fo:font-weight="bold" officeooo:rsid="002e73f9" officeooo:paragraph-rsid="001adc51" style:font-weight-asian="bold" style:font-weight-complex="bold"/>
    </style:style>
    <style:style style:name="P14" style:family="paragraph" style:parent-style-name="Text_20_body">
      <style:paragraph-properties fo:margin-left="1in" fo:margin-right="0in" fo:text-indent="0in" style:auto-text-indent="false"/>
      <style:text-properties officeooo:rsid="001fa572" officeooo:paragraph-rsid="001adc51"/>
    </style:style>
    <style:style style:name="P15" style:family="paragraph" style:parent-style-name="Text_20_body">
      <style:paragraph-properties fo:margin-left="1in" fo:margin-right="0in" fo:text-indent="0in" style:auto-text-indent="false"/>
      <style:text-properties fo:color="#0000ff" fo:font-weight="bold" officeooo:rsid="002e73f9" officeooo:paragraph-rsid="001adc51" style:font-weight-asian="bold" style:font-weight-complex="bold"/>
    </style:style>
    <style:style style:name="P16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rsid="001fa572" officeooo:paragraph-rsid="001adc51"/>
    </style:style>
    <style:style style:name="P17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fo:color="#0000ff" fo:font-weight="bold" officeooo:rsid="002e73f9" officeooo:paragraph-rsid="001adc51" style:font-weight-asian="bold" style:font-weight-complex="bold"/>
    </style:style>
    <style:style style:name="P18" style:family="paragraph" style:parent-style-name="Text_20_body">
      <style:paragraph-properties fo:margin-left="0.5in" fo:margin-right="0in" fo:text-indent="0in" style:auto-text-indent="false"/>
      <style:text-properties fo:color="#000000" fo:font-size="22pt" fo:font-weight="bold" officeooo:rsid="0029c820" officeooo:paragraph-rsid="001adc51" style:font-size-asian="22pt" style:font-weight-asian="bold" style:font-size-complex="22pt" style:font-weight-complex="bold"/>
    </style:style>
    <style:style style:name="P19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style:font-name="Liberation Sans" fo:font-size="22.5pt" fo:letter-spacing="normal" fo:font-style="normal" fo:font-weight="bold" officeooo:rsid="002c8b30" officeooo:paragraph-rsid="001adc51" style:font-weight-asian="bold" style:font-weight-complex="bold"/>
    </style:style>
    <style:style style:name="T1" style:family="text">
      <style:text-properties officeooo:rsid="002e73f9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officeooo:rsid="0029c820" style:font-weight-asian="bold" style:font-weight-complex="bold"/>
    </style:style>
    <style:style style:name="T3" style:family="text">
      <style:text-properties fo:color="#000000" fo:font-weight="bold" officeooo:rsid="0029c82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ff" fo:font-weight="bold" officeooo:rsid="002e73f9" style:font-weight-asian="bold" style:font-weight-complex="bold"/>
    </style:style>
    <style:style style:name="T6" style:family="text">
      <style:text-properties officeooo:rsid="003066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Cree una consulta para mostrar el número total de empleados y, de ese total, </text:p>
      <text:p text:style-name="P1">el número de empleados contratados en 1995, 1996, 1997 y 1998. </text:p>
      <text:p text:style-name="P1">Cree las cabeceras de columna adecuadas. */</text:p>
      <text:p text:style-name="P1"/>
      <text:p text:style-name="P1">SELECT</text:p>
      <text:p text:style-name="P1">SUM(DECODE('1995',TO_CHAR(HIRE_DATE,'YYYY'),1,0))"1995",</text:p>
      <text:p text:style-name="P1">SUM(DECODE('1996',TO_CHAR(HIRE_DATE,'YYYY'),1,0))"1996",</text:p>
      <text:p text:style-name="P1">SUM(DECODE('1997',TO_CHAR(HIRE_DATE,'YYYY'),1,0))"1997",</text:p>
      <text:p text:style-name="P1">SUM(DECODE('1998',TO_CHAR(HIRE_DATE,'YYYY'),1,0))"1998"</text:p>
      <text:p text:style-name="P1">FROM EMPLOYEES;</text:p>
      <text:p text:style-name="P1"/>
      <text:p text:style-name="P1">SELECT</text:p>
      <text:p text:style-name="P1">SUM(DECODE(TO_CHAR(hire_date,'YYYY'),'1995',1,0)) "1995",</text:p>
      <text:p text:style-name="P1">SUM(DECODE(TO_CHAR(hire_date,'YYYY'),'1996',1,0)) "1996",</text:p>
      <text:p text:style-name="P1">SUM(DECODE(TO_CHAR(hire_date,'YYYY'),'1997',1,0)) "1997",</text:p>
      <text:p text:style-name="P1">SUM(DECODE(TO_CHAR(hire_date,'YYYY'),'1998',1,0)) "1998"</text:p>
      <text:p text:style-name="P1">FROM EMPLOYEES;</text:p>
      <text:p text:style-name="P1"/>
      <text:p text:style-name="P1">SELECT COUNT(DISTINCT department_id)</text:p>
      <text:p text:style-name="P1">FROM employees;</text:p>
      <text:p text:style-name="P1"/>
      <text:p text:style-name="P1">--&gt; Cuentame cuantos son del departamento_id y que no se repita</text:p>
      <text:p text:style-name="P1"/>
      <text:p text:style-name="P1">----------------------------------------------------</text:p>
      <text:p text:style-name="P1"/>
      <text:p text:style-name="P1">SELECT department_id, MAX(salary)</text:p>
      <text:p text:style-name="P1">FROM employees</text:p>
      <text:p text:style-name="P1">GROUP BY department_id</text:p>
      <text:p text:style-name="P1">HAVING MAX(salary)&gt;10000 ;</text:p>
      <text:p text:style-name="P1"/>
      <text:p text:style-name="P1">--&gt; El máximo salario que sobrepase los 10000</text:p>
      <text:p text:style-name="P1"/>
      <text:p text:style-name="P1">----------------------------------------------------</text:p>
      <text:p text:style-name="P1"/>
      <text:p text:style-name="P1">SELECT job_id, SUM(salary) PAYROLL</text:p>
      <text:p text:style-name="P1">FROM employees</text:p>
      <text:p text:style-name="P1">WHERE job_id </text:p>
      <text:p text:style-name="P1">NOT LIKE '%REP%'</text:p>
      <text:p text:style-name="P1">GROUP BY job_id</text:p>
      <text:p text:style-name="P1">HAVING SUM(salary) &gt; 13000</text:p>
      <text:p text:style-name="P1">ORDER BY SUM(salary);</text:p>
      <text:p text:style-name="P1"/>
      <text:p text:style-name="P1">--&gt; La suma de los salarios donde no sea %REP%, agrupar por job_id</text:p>
      <text:p text:style-name="P1">--&gt; Y filtramos por funcion de grupo salary</text:p>
      <text:p text:style-name="P1"/>
      <text:p text:style-name="P1">/* Encontrar el valor más alto, el valor más bajo, la suma y la media del salario de todos</text:p>
      <text:p text:style-name="P1">los empleados. Etiquete las columnas como Maximum, Minimum, Sum y Average,</text:p>
      <text:p text:style-name="P1">respectivamente. Redondee los resultados al número entero más cercano. Guarde la</text:p>
      <text:p text:style-name="P1">sentencia SQL como lab_05_04.sql. Ejecute la consulta. */</text:p>
      <text:p text:style-name="P1"/>
      <text:p text:style-name="P1">SELECT ROUND(MAX(SALARY))"Maximum", ROUND(MIN(SALARY))"Minimum", ROUND(SUM(SALARY))"Sum", ROUND(AVG(SALARY))"'Average"</text:p>
      <text:p text:style-name="P1">FROM EMPLOYEES;</text:p>
      <text:p text:style-name="P1"><text:soft-page-break/></text:p>
      <text:p text:style-name="P1">-- 5 --</text:p>
      <text:p text:style-name="P1"/>
      <text:p text:style-name="P1">SELECT JOB_ID, ROUND(MAX(SALARY))"Maximum", ROUND(MIN(SALARY))"Minimum", ROUND(SUM(SALARY))"Sum", ROUND(AVG(SALARY))"'Average"</text:p>
      <text:p text:style-name="P1">FROM EMPLOYEES</text:p>
      <text:p text:style-name="P1">GROUP BY JOB_ID;</text:p>
      <text:p text:style-name="P1"/>
      <text:h text:style-name="P19" text:outline-level="2">SQL Aggregate Functions</text:h>
      <text:p text:style-name="P10">SQL aggregate functions return a single value, calculated from values in a column.</text:p>
      <text:p text:style-name="P10">Useful aggregate functions:</text:p>
      <text:list xml:id="list8135349321044764612" text:style-name="L1">
        <text:list-item>
          <text:p text:style-name="P11">AVG() - Returns the average value</text:p>
        </text:list-item>
        <text:list-item>
          <text:p text:style-name="P11">COUNT() - Returns the number of rows</text:p>
        </text:list-item>
        <text:list-item>
          <text:p text:style-name="P11">MAX() - Returns the largest value</text:p>
        </text:list-item>
        <text:list-item>
          <text:p text:style-name="P11">MIN() - Returns the smallest value</text:p>
        </text:list-item>
        <text:list-item>
          <text:p text:style-name="P4">SUM() - Returns the sum</text:p>
        </text:list-item>
      </text:list>
      <text:p text:style-name="P6"/>
      <text:p text:style-name="P12">SELECT avg(importe) FROM pedidos</text:p>
      <text:p text:style-name="P12">SELECT avg(edad) FROM repventas </text:p>
      <text:p text:style-name="P12">SELECT count(*) FROM repventas </text:p>
      <text:p text:style-name="P12">SELECT max(importe), min(importe) FROM pedidos ;</text:p>
      <text:p text:style-name="P12">SELECT avg(importe), sum(importe) FROM pedidos ;</text:p>
      <text:p text:style-name="P5"/>
      <text:p text:style-name="P13">SELECT MIN(importe) as minim, MAX(importe) as maxim, AVG(importe), SUM(importe) FROM pedidos ;</text:p>
      <text:p text:style-name="P9">GROUP BY</text:p>
      <text:p text:style-name="P18">HAVING</text:p>
      <text:p text:style-name="P16"><text:span text:style-name="T2">SELECT column_name, aggregate_function(column_name)</text:span><text:span text:style-name="T3"><text:line-break/></text:span><text:span text:style-name="T2">FROM table_name</text:span><text:span text:style-name="T3"><text:line-break/></text:span><text:span text:style-name="T2">WHERE column_name operator value</text:span><text:span text:style-name="T3"><text:line-break/></text:span><text:span text:style-name="T2">GROUP BY column_name</text:span><text:span text:style-name="T3"><text:line-break/></text:span><text:span text:style-name="T2">HAVING aggregate_function(column_name) operator value;</text:span><text:span text:style-name="T3"> </text:span><text:span text:style-name="T4"><text:line-break/><text:line-break/></text:span><text:span text:style-name="T5">SELECT rep, count(*) <text:s/>from pedidos </text:span></text:p>
      <text:p text:style-name="P17"><text:soft-page-break/>GROUP BY rep;</text:p>
      <text:p text:style-name="P17"/>
      <text:p text:style-name="P2">SELECT rep, count(*) <text:s/>from pedidos </text:p>
      <text:p text:style-name="P17">GROUP BY rep</text:p>
      <text:p text:style-name="P17">HAVING count(*) &gt; <text:span text:style-name="T6">2</text:span></text:p>
      <text:p text:style-name="P17">ORDER BY rep ;</text:p>
      <text:p text:style-name="P14"/>
      <text:p text:style-name="P3">SELECT rep, sum(importe) as total_importe <text:s/>FROM pedidos </text:p>
      <text:p text:style-name="P3"/>
      <text:p text:style-name="P15">GROUP BY rep</text:p>
      <text:p text:style-name="P15">HAVING sum(importe) <text:s/>BETWEEN 1000 AND 4000</text:p>
      <text:p text:style-name="P15">ORDER BY rep ;</text:p>
      <text:p text:style-name="P14"/>
      <text:p text:style-name="P15">SELECT rep, clie, count(*) FROM pedidos GROUP BY rep,clie; </text:p>
      <text:p text:style-name="P15"/>
      <text:p text:style-name="P7">Funcions : <text:span text:style-name="T1">COUNT(*), </text:span>MIN() i MAX(), AVG(), SUM()</text:p>
      <text:p text:style-name="P7"/>
      <text:p text:style-name="P8">COUNT</text:p>
      <text:p text:style-name="P8"><text:s text:c="4"/>Compta el nombre de registres</text:p>
      <text:p text:style-name="P8"/>
      <text:p text:style-name="P8"><text:s text:c="4"/>Nombre de venedors amb codi d''empleat</text:p>
      <text:p text:style-name="P8"><text:s text:c="8"/>SELECT COUNT(num_empl) FROM repventas;</text:p>
      <text:p text:style-name="P8"><text:s text:c="8"/></text:p>
      <text:p text:style-name="P8"><text:s text:c="4"/>Nombre de venedors amb nom d''empleat</text:p>
      <text:p text:style-name="P8"><text:s text:c="8"/>SELECT COUNT(nombre) FROM repventas;</text:p>
      <text:p text:style-name="P8"/>
      <text:p text:style-name="P8"><text:s text:c="4"/>Nombre de venedors</text:p>
      <text:p text:style-name="P8"><text:s text:c="8"/>SELECT COUNT(*) FROM repventas;</text:p>
      <text:p text:style-name="P8"/>
      <text:p text:style-name="P8"><text:s text:c="4"/>Nombre de venedors amb oficina associada</text:p>
      <text:p text:style-name="P8"><text:s text:c="8"/>SELECT COUNT(oficina_rep) FROM repventas;</text:p>
      <text:p text:style-name="P8"/>
      <text:p text:style-name="P8"><text:s text:c="4"/>Nombre de venedors que tenen la lletra a (majúscula o minúscula) en el seu nom</text:p>
      <text:p text:style-name="P8"><text:soft-page-break/><text:s text:c="8"/>SELECT COUNT(*) FROM repventas</text:p>
      <text:p text:style-name="P8"><text:s text:c="8"/>WHERE nombre ILIKE '%a%';</text:p>
      <text:p text:style-name="P8"/>
      <text:p text:style-name="P8"/>
      <text:p text:style-name="P8">SUM</text:p>
      <text:p text:style-name="P8"><text:s text:c="4"/>Suma els valors de tots els camps de la columna que especifiquem</text:p>
      <text:p text:style-name="P8"/>
      <text:p text:style-name="P8"><text:s text:c="4"/>Suma de les vendes de totes les oficines</text:p>
      <text:p text:style-name="P8"><text:s text:c="8"/>SELECT SUM(ventas) FROM oficinas;</text:p>
      <text:p text:style-name="P8"/>
      <text:p text:style-name="P8"><text:s text:c="4"/>Suma de les vendes i suma dels objetius de totes les oficines</text:p>
      <text:p text:style-name="P8"><text:s text:c="8"/>SELECT SUM(ventas), SUM(objetivo) FROM oficinas;</text:p>
      <text:p text:style-name="P8"><text:s text:c="8"/></text:p>
      <text:p text:style-name="P8"><text:s text:c="4"/>Suma de les vendes de totes aquelles oficines que les seves vendes siguin inferiors a 500000</text:p>
      <text:p text:style-name="P8"><text:s text:c="8"/>SELECT SUM(ventas) <text:s text:c="29"/></text:p>
      <text:p text:style-name="P8"><text:s text:c="8"/>FROM oficinas</text:p>
      <text:p text:style-name="P8"><text:s text:c="8"/>WHERE ventas &lt; 500000;</text:p>
      <text:p text:style-name="P8"/>
      <text:p text:style-name="P8">AVG</text:p>
      <text:p text:style-name="P8"><text:s text:c="4"/>Calcula la mitjana aritmètica de tots els camps de la columna que especifiquem</text:p>
      <text:p text:style-name="P8"/>
      <text:p text:style-name="P8"><text:s text:c="4"/>Calcula la mitjana de les vendes de totes les oficines</text:p>
      <text:p text:style-name="P8"><text:s text:c="8"/>SELECT AVG(ventas) FROM oficinas;</text:p>
      <text:p text:style-name="P8"/>
      <text:p text:style-name="P8"><text:s text:c="4"/>Calcula la mitjana de les vendes i la mitjana dels objetius de totes les oficines</text:p>
      <text:p text:style-name="P8"><text:s text:c="8"/>SELECT AVG(ventas), AVG(objetivo) FROM oficinas;</text:p>
      <text:p text:style-name="P8"><text:s text:c="12"/></text:p>
      <text:p text:style-name="P8"><text:s text:c="4"/>Calcula la mitjana aritmètica de les vendes de totes aquelles oficines que les seves vendes siguin inferiors a 500000</text:p>
      <text:p text:style-name="P8"><text:s text:c="8"/>SELECT AVG(ventas) <text:s text:c="29"/></text:p>
      <text:p text:style-name="P8"><text:s text:c="8"/>FROM oficinas</text:p>
      <text:p text:style-name="P8"><text:soft-page-break/><text:s text:c="8"/>WHERE ventas &lt; 500000;</text:p>
      <text:p text:style-name="P8"/>
      <text:p text:style-name="P8">MIN, MAX</text:p>
      <text:p text:style-name="P8"><text:s text:c="4"/>Mostra les vendes de l''oficina que ha tingut menys vendes</text:p>
      <text:p text:style-name="P8"><text:s text:c="8"/>SELECT MIN(ventas) FROM oficinas;</text:p>
      <text:p text:style-name="P8"><text:s text:c="8"/></text:p>
      <text:p text:style-name="P8"><text:s text:c="4"/>Mostra les vendes de l''oficina que ha tingut més vendes</text:p>
      <text:p text:style-name="P8"><text:s text:c="8"/>SELECT MAX(ventas) FROM oficinas;</text:p>
      <text:p text:style-name="P8"><text:s text:c="6"/></text:p>
      <text:p text:style-name="P8"><text:s text:c="4"/>Mostra les vendes de l''oficina que ha tingut menys vendes i de les que ha obtingut més vendes</text:p>
      <text:p text:style-name="P8"><text:s text:c="8"/>SELECT MIN(ventas), MAX(ventas) FROM oficinas;</text:p>
      <text:p text:style-name="P8"/>
      <text:p text:style-name="P8">GROUP BY</text:p>
      <text:p text:style-name="P8"><text:s text:c="4"/>Calcula la funció resum agrupant les files amb el mateix valor del camp indicat.</text:p>
      <text:p text:style-name="P8"><text:s text:c="4"/></text:p>
      <text:p text:style-name="P8"><text:s text:c="4"/>Calcula el diners gastats per cada client</text:p>
      <text:p text:style-name="P8"><text:s text:c="8"/>SELECT clie, SUM(importe)</text:p>
      <text:p text:style-name="P8"><text:s text:c="8"/>FROM pedidos;</text:p>
      <text:p text:style-name="P8"><text:s text:c="8"/></text:p>
      <text:p text:style-name="P8"><text:s text:c="8"/>Dóna error!!!</text:p>
      <text:p text:style-name="P8"><text:s text:c="8"/></text:p>
      <text:p text:style-name="P8"><text:s text:c="8"/>SELECT clie, SUM(importe)</text:p>
      <text:p text:style-name="P8"><text:s text:c="8"/>FROM pedidos</text:p>
      <text:p text:style-name="P8"><text:s text:c="8"/>GROUP BY clie;</text:p>
      <text:p text:style-name="P8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8:54:20.010172962</meta:creation-date>
    <dc:date>2017-11-16T09:13:23.615438787</dc:date>
    <meta:editing-duration>PT8M53S</meta:editing-duration>
    <meta:editing-cycles>1</meta:editing-cycles>
    <meta:document-statistic meta:table-count="0" meta:image-count="0" meta:object-count="0" meta:page-count="5" meta:paragraph-count="130" meta:word-count="672" meta:character-count="5286" meta:non-whitespace-character-count="4323"/>
    <meta:generator>LibreOffice/5.1.6.2.0$Linux_X86_64 LibreOffice_project/10$Build-2</meta:generator>
  </office:meta>
</office:document-meta>
</file>